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isionFilter.next( final Token reusable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lisionFilter.ElisionFilter( TokenStream input , String [ ] 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isionFilter.setArticles( Set artic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isionFilter.ElisionFilter( TokenStream input , Set 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isionFilter.Elisio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